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KlavikaBoldCondensed" svg:font-family="KlavikaBoldCondensed"/>
    <style:font-face style:name="KlavikaMediumCondensed" svg:font-family="KlavikaMediumCondensed, Titillium, Helvetica, Arial, sans-serif"/>
    <style:font-face style:name="KlavikaRegularCondensed" svg:font-family="KlavikaRegularCondensed"/>
    <style:font-face style:name="OpenSymbol" svg:font-family="OpenSymbol"/>
    <style:font-face style:name="RobotoBold1" svg:font-family="RobotoBold"/>
    <style:font-face style:name="RobotoBold" svg:font-family="RobotoBold, Helvetica, Arial, sans-serif"/>
    <style:font-face style:name="RobotoMedium" svg:font-family="RobotoMedium"/>
    <style:font-face style:name="RobotoRegular" svg:font-family="RobotoRegular, Helvetica, Arial, sans-serif"/>
    <style:font-face style:name="SourceSansProRegular" svg:font-family="SourceSansProRegular,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Text_20_body">
      <style:paragraph-properties fo:margin-left="0cm" fo:margin-right="0cm" fo:margin-top="0cm" fo:margin-bottom="0.318cm" style:line-height-at-least="0.635cm" fo:orphans="2" fo:widows="2" fo:text-indent="0cm" style:auto-text-indent="false" fo:padding="0cm" fo:border="none"/>
      <style:text-properties fo:font-variant="normal" fo:text-transform="none" fo:color="#333333" style:font-name="RobotoRegular" fo:font-size="12pt" fo:letter-spacing="normal" fo:font-style="normal" fo:font-weight="normal"/>
    </style:style>
    <style:style style:name="P3" style:family="paragraph" style:parent-style-name="Text_20_body">
      <style:paragraph-properties fo:margin-left="0cm" fo:margin-right="0cm" fo:margin-top="0cm" fo:margin-bottom="0cm" style:line-height-at-least="0.635cm" fo:orphans="2" fo:widows="2" fo:text-indent="0cm" style:auto-text-indent="false" fo:padding="0cm" fo:border="none"/>
      <style:text-properties fo:font-variant="normal" fo:text-transform="none" fo:color="#009cd8" style:text-line-through-style="none" fo:letter-spacing="normal" style:text-underline-style="none" style:text-blinking="false"/>
    </style:style>
    <style:style style:name="P4" style:family="paragraph" style:parent-style-name="Text_20_body">
      <style:paragraph-properties fo:margin-left="0cm" fo:margin-right="0cm" fo:margin-top="0cm" fo:margin-bottom="0cm" style:line-height-at-least="0.661cm" fo:orphans="2" fo:widows="2" fo:text-indent="0cm" style:auto-text-indent="false" fo:padding="0cm" fo:border="none"/>
      <style:text-properties fo:font-variant="normal" fo:text-transform="none" fo:color="#333333" style:font-name="KlavikaMediumCondensed" fo:font-size="18pt" fo:letter-spacing="normal" fo:font-style="normal" fo:font-weight="normal"/>
    </style:style>
    <style:style style:name="P5" style:family="paragraph" style:parent-style-name="Text_20_body" style:list-style-name="L2">
      <style:paragraph-properties fo:margin-left="0cm" fo:margin-right="0cm" fo:margin-top="0cm" fo:margin-bottom="0cm" style:line-height-at-least="0.476cm" fo:orphans="2" fo:widows="2" fo:text-indent="0cm" style:auto-text-indent="false" fo:padding="0cm" fo:border="none"/>
      <style:text-properties fo:font-variant="normal" fo:text-transform="none" fo:color="#333333" style:font-name="inherit" fo:font-size="11.25pt" fo:letter-spacing="normal" fo:font-style="normal" fo:font-weight="normal"/>
    </style:style>
    <style:style style:name="P6" style:family="paragraph" style:parent-style-name="Text_20_body">
      <style:paragraph-properties fo:margin-left="0cm" fo:margin-right="0cm" fo:margin-top="0cm" fo:margin-bottom="0cm" style:line-height-at-least="0.635cm" fo:orphans="2" fo:widows="2" fo:text-indent="0cm" style:auto-text-indent="false" fo:padding="0cm" fo:border="none"/>
    </style:style>
    <style:style style:name="P7" style:family="paragraph" style:parent-style-name="Text_20_body" style:list-style-name="L1">
      <style:paragraph-properties fo:margin-left="0cm" fo:margin-right="0cm" fo:margin-top="0cm" fo:margin-bottom="0cm" style:line-height-at-least="0.476cm" fo:orphans="2" fo:widows="2" fo:text-indent="0cm" style:auto-text-indent="false" fo:padding="0cm" fo:border="none"/>
      <style:text-properties fo:background-color="#000000"/>
    </style:style>
    <style:style style:name="P8" style:family="paragraph" style:parent-style-name="Text_20_body" style:list-style-name="L2">
      <style:paragraph-properties fo:margin-left="0cm" fo:margin-right="0cm" fo:margin-top="0cm" fo:margin-bottom="0cm" style:line-height-at-least="0.476cm" fo:orphans="2" fo:widows="2" fo:text-indent="0cm" style:auto-text-indent="false" fo:padding="0cm" fo:border="none"/>
    </style:style>
    <style:style style:name="P9" style:family="paragraph" style:parent-style-name="Text_20_body" style:list-style-name="L1">
      <style:paragraph-properties fo:margin-left="0cm" fo:margin-right="0cm" fo:margin-top="0cm" fo:margin-bottom="0cm" style:line-height-at-least="0.476cm" fo:orphans="2" fo:widows="2" fo:text-indent="0cm" style:auto-text-indent="false" fo:padding="0cm" fo:border="none"/>
    </style:style>
    <style:style style:name="P10" style:family="paragraph" style:parent-style-name="Text_20_body" style:list-style-name="L1">
      <style:paragraph-properties fo:margin-top="0cm" fo:margin-bottom="0cm" style:line-height-at-least="0.476cm" fo:orphans="2" fo:widows="2" fo:padding="0cm" fo:border="none"/>
    </style:style>
    <style:style style:name="P11" style:family="paragraph" style:parent-style-name="Heading_20_3">
      <style:paragraph-properties fo:margin-left="0cm" fo:margin-right="0cm" fo:orphans="2" fo:widows="2" fo:text-indent="0cm" style:auto-text-indent="false"/>
    </style:style>
    <style:style style:name="P12" style:family="paragraph" style:parent-style-name="Heading_20_3">
      <style:paragraph-properties fo:margin-left="0cm" fo:margin-right="0cm" fo:margin-top="0cm" fo:margin-bottom="0cm" style:line-height-at-least="0.635cm" fo:orphans="2" fo:widows="2" fo:text-indent="0cm" style:auto-text-indent="false" fo:padding="0cm" fo:border="none"/>
    </style:style>
    <style:style style:name="T1" style:family="text">
      <style:text-properties fo:font-variant="normal" fo:text-transform="none" fo:color="#333333" style:font-name="RobotoRegular" fo:font-size="12pt" fo:letter-spacing="normal" fo:font-style="normal" fo:font-weight="normal"/>
    </style:style>
    <style:style style:name="T2" style:family="text">
      <style:text-properties fo:font-variant="normal" fo:text-transform="none" fo:color="#333333" style:font-name="RobotoBold1" fo:font-size="13.5pt" fo:letter-spacing="normal" fo:font-style="normal" fo:font-weight="normal"/>
    </style:style>
    <style:style style:name="T3" style:family="text">
      <style:text-properties fo:font-variant="normal" fo:text-transform="none" fo:color="#333333" style:font-name="inherit" fo:font-size="13.5pt" fo:letter-spacing="normal" fo:font-style="italic" fo:font-weight="normal"/>
    </style:style>
    <style:style style:name="T4" style:family="text">
      <style:text-properties fo:font-variant="normal" fo:text-transform="none" fo:color="#333333" style:font-name="inherit" fo:font-size="12pt" fo:letter-spacing="normal" fo:font-style="italic" fo:font-weight="normal"/>
    </style:style>
    <style:style style:name="T5" style:family="text">
      <style:text-properties fo:font-variant="normal" fo:text-transform="none" fo:color="#009cd8" style:text-line-through-style="none" style:font-name="inherit" fo:font-size="12pt" fo:letter-spacing="normal" fo:font-style="normal" style:text-underline-style="none" fo:font-weight="normal" style:text-blinking="false"/>
    </style:style>
    <style:style style:name="T6" style:family="text">
      <style:text-properties fo:font-variant="normal" fo:text-transform="none" fo:color="#009cd8" style:text-line-through-style="none" style:font-name="inherit" fo:font-size="11.25pt" fo:letter-spacing="normal" fo:font-style="normal" style:text-underline-style="none" fo:font-weight="normal" style:text-blinking="false"/>
    </style:style>
    <style:style style:name="T7" style:family="text">
      <style:text-properties fo:font-variant="normal" fo:text-transform="none" fo:color="#009cd8" style:text-line-through-style="none" fo:letter-spacing="normal" style:text-underline-style="none" style:text-blinking="false"/>
    </style:style>
    <style:style style:name="T8" style:family="text">
      <style:text-properties fo:font-variant="normal" fo:text-transform="none" fo:color="#ffffff" style:text-line-through-style="none" style:font-name="KlavikaMediumCondensed" fo:font-size="11.25pt" fo:letter-spacing="normal" fo:font-style="normal" style:text-underline-style="none" fo:font-weight="normal" style:text-blinking="false"/>
    </style:style>
    <style:style style:name="T9" style:family="text">
      <style:text-properties style:font-name="KlavikaBoldCondensed" fo:font-size="12pt"/>
    </style:style>
    <style:style style:name="T10" style:family="text">
      <style:text-properties style:font-name="KlavikaRegularCondensed" fo:font-size="12pt"/>
    </style:style>
    <style:style style:name="fr1" style:family="graphic" style:parent-style-name="Frame">
      <style:graphic-properties fo:margin-left="0cm" fo:margin-right="0cm" fo:margin-top="0.026cm" fo:margin-bottom="0.265cm" style:wrap="right" style:number-wrapped-paragraphs="no-limit" style:vertical-pos="top" style:vertical-rel="paragraph-content" style:horizontal-pos="left" style:horizontal-rel="paragraph" fo:padding="0cm" fo: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text:span text:style-name="T2">10. </text:span><text:span text:style-name="Emphasis"><text:span text:style-name="T3">Selling to Big Companies</text:span></text:span></text:h>
      <text:p text:style-name="P3"/>
      <text:p text:style-name="P2">One of the biggest mistakes in the business world is assuming that all companies are alike and therefore should be approaching in the same way.  In this instant classic, Jill Konrath explains how to manage the often-Byzantine politics of large companies in order to help them make intelligent decisions.</text:p>
      <text:h text:style-name="P12" text:outline-level="3"><text:span text:style-name="T2">9. </text:span><text:span text:style-name="Emphasis"><text:span text:style-name="T3">Mastering the Complex Sale</text:span></text:span></text:h>
      <text:p text:style-name="P3"/>
      <text:p text:style-name="P2">Prior to this book, much of the business world believed that a good salesperson can "sell anything to anyone." Author Jeff Thull, however, lays out the gradual process by which a salesperson can help customers clarify their needs, understand their alternatives, and make the internal changes required to buy a solution that will change their entire business.</text:p>
      <text:h text:style-name="P12" text:outline-level="3"><text:span text:style-name="T2">8. </text:span><text:span text:style-name="Emphasis"><text:span text:style-name="T3">The Psychology of Selling</text:span></text:span></text:h>
      <text:p text:style-name="P3"/>
      <text:p text:style-name="P2">Selling is more that just strategy and politics--it's the practical application of psychology in a business context. In this seminal work, Brian Tracy lays out the inner motivations of both buyers and sellers, explaining how they interact to create opportunities for both parties. Insightful and essential.</text:p>
      <text:h text:style-name="P12" text:outline-level="3"><text:span text:style-name="T2">7. </text:span><text:span text:style-name="Emphasis"><text:span text:style-name="T3">Strategic Selling</text:span></text:span></text:h>
      <text:p text:style-name="P3"/>
      <text:p text:style-name="P2">This is the masterwork when it comes to understanding how a company's sales strategy--and the execution of that strategy--can make or break a business model. Authors Robert Miller and Stephen Heiman (along with their amanuensis Tad Tuleja) detail the best practices of successful firms, showing how and why their strategies have worked.</text:p>
      <text:h text:style-name="P12" text:outline-level="3"><text:span text:style-name="T2">6. </text:span><text:span text:style-name="Emphasis"><text:span text:style-name="T3">Perfect Selling</text:span></text:span></text:h>
      <text:p text:style-name="P3"/>
      <text:p text:style-name="P2">In this quick read, author Linda Richardson encapsulates, in a very simple and straightforward fashion, the entire sales cycle.  She simplifies where other sales books complexify, making it clear that there's no reason that any reasonably intelligent person can't move a sale forward. It's perfect for entrepreneurs and professional salespeople alike.</text:p>
      <text:h text:style-name="P12" text:outline-level="3"><text:span text:style-name="T2">5. </text:span><text:span text:style-name="Emphasis"><text:span text:style-name="T3">How to Master the Art of Selling</text:span></text:span></text:h>
      <text:p text:style-name="P3"/>
      <text:p text:style-name="P2">It's difficult to overestimate the enormous influence that Tom Hopkins has had on the world of sales. He was the first to recognize that what's now considered commonplace: that <text:soft-page-break/>selling is primarily a process of managing your own fears and focusing on what the customer needs.</text:p>
      <text:h text:style-name="P12" text:outline-level="3"><text:span text:style-name="T2">4. </text:span><text:span text:style-name="Emphasis"><text:span text:style-name="T3">The Greatest Salesman in the World</text:span></text:span></text:h>
      <text:p text:style-name="P3"/>
      <text:p text:style-name="P6"><text:span text:style-name="T1">In addition to being a groundbreaking business book (See </text:span><text:a xlink:type="simple" xlink:href="https://www.inc.com/geoffrey-james/top-10-influential-business-books-of-all-time.html" text:style-name="Internet_20_link" text:visited-style-name="Visited_20_Internet_20_Link"><text:span text:style-name="T5">Top 10 Most Influential Business Books</text:span></text:a><text:span text:style-name="T1">), Og Mandino's classic helps the reader discover the positive "why" behind selling, reframing the act of selling from something that's manipulative to the act of helping other people achieve their dreams.</text:span></text:p>
      <text:h text:style-name="P12" text:outline-level="3"><text:span text:style-name="T2">3. </text:span><text:span text:style-name="Emphasis"><text:span text:style-name="T3">Secrets of Closing the Sale</text:span></text:span></text:h>
      <text:p text:style-name="P3"/>
      <text:p text:style-name="P2">There's a reason why Zig Ziglar's death last November generated an outpouring of tributes from nearly every corner of the business world. It's been said that all successful people "stand on the shoulders of giant." For the world of sales, Zig was the ultimate giant, the pioneer who laid out the basic principles on which all sales technique and training is based.</text:p>
      <text:h text:style-name="P12" text:outline-level="3"><text:span text:style-name="T2">2. </text:span><text:span text:style-name="Emphasis"><text:span text:style-name="T3">The Little Red Book of Selling</text:span></text:span></text:h>
      <text:p text:style-name="P3"/>
      <text:p text:style-name="P6"><text:span text:style-name="T1">I like to think of Jeff Gitomer as the "Seth Godin" of the sales world. Jeff has a knack for distilling complex business issues down to their essence, and then explaining exactly how to use that essence to make yourself more successful. Note: this book was tied for second place with Gitomer's other classic work, </text:span><text:span text:style-name="Emphasis"><text:span text:style-name="T4">The Sales Bible</text:span></text:span><text:span text:style-name="T1">.</text:span></text:p>
      <text:h text:style-name="P12" text:outline-level="3"><draw:frame draw:style-name="fr1" draw:name="ReadMore-268" text:anchor-type="paragraph" svg:width="3.731cm" draw:z-index="0"><draw:text-box fo:min-height="0.041cm"><text:list xml:id="list2663218049063921697" text:style-name="L1"><text:list-item><text:p text:style-name="P9"><text:a xlink:type="simple" xlink:href="https://www.inc.com/geoffrey-james/selling-in-the-post-internet-age.html?cid=readmore" text:style-name="Internet_20_link" text:visited-style-name="Visited_20_Internet_20_Link"><text:span text:style-name="T6"/></text:a></text:p></text:list-item></text:list></draw:text-box></draw:frame><text:span text:style-name="T2">1. </text:span><text:span text:style-name="Emphasis"><text:span text:style-name="T3">Spin Selling</text:span></text:span></text:h>
      <text:p text:style-name="P2">Finally, this is the book that turned selling from an art into a science. While other sales books are heavy with anecdotes and assumptions, Neil Rackham examined hard evidence of actual sales performance and codified what works--and what doesn't--in real world sales situations. A must read for everyone who sell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KlavikaBoldCondensed" svg:font-family="KlavikaBoldCondensed"/>
    <style:font-face style:name="KlavikaMediumCondensed" svg:font-family="KlavikaMediumCondensed, Titillium, Helvetica, Arial, sans-serif"/>
    <style:font-face style:name="KlavikaRegularCondensed" svg:font-family="KlavikaRegularCondensed"/>
    <style:font-face style:name="OpenSymbol" svg:font-family="OpenSymbol"/>
    <style:font-face style:name="RobotoBold1" svg:font-family="RobotoBold"/>
    <style:font-face style:name="RobotoBold" svg:font-family="RobotoBold, Helvetica, Arial, sans-serif"/>
    <style:font-face style:name="RobotoMedium" svg:font-family="RobotoMedium"/>
    <style:font-face style:name="RobotoRegular" svg:font-family="RobotoRegular, Helvetica, Arial, sans-serif"/>
    <style:font-face style:name="SourceSansProRegular" svg:font-family="SourceSansProRegular, Helvetica, Arial, sans-serif"/>
    <style:font-face style:name="Tahoma1" svg:font-family="Tahoma"/>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28S</meta:editing-duration>
    <meta:editing-cycles>4</meta:editing-cycles>
    <meta:generator>OpenOffice/4.1.3$Win32 OpenOffice.org_project/413m1$Build-9783</meta:generator>
    <dc:date>2017-05-13T06:27:17.67</dc:date>
    <dc:creator>VAN </dc:creator>
    <meta:document-statistic meta:table-count="0" meta:image-count="0" meta:object-count="0" meta:page-count="2" meta:paragraph-count="20" meta:word-count="574" meta:character-count="3510"/>
    <meta:user-defined meta:name="Info 1"/>
    <meta:user-defined meta:name="Info 2"/>
    <meta:user-defined meta:name="Info 3"/>
    <meta:user-defined meta:name="Info 4"/>
  </office:meta>
</office:document-meta>
</file>